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estions au vigneron</text:p>
      <text:p text:style-name="Standard"/>
      <text:p text:style-name="Standard"/>
      <text:p text:style-name="Standard">si récolte tardive =&gt; vin + mâture + sucré + alcoolisé</text:p>
      <text:p text:style-name="Standard">si récolte précocé =&gt; vin – sucré – alccolisé. =&gt; obligation de récolté + tôt à cause du climat =&gt; ajout de sucre ou concentré de jus de raisin (état-transition)</text:p>
      <text:p text:style-name="Standard"/>
      <text:p text:style-name="Standard"/>
      <text:p text:style-name="Standard">vendange =&gt; matériel : bacs. Répertorier les bacs</text:p>
      <text:p text:style-name="Standard"><text:tab/><text:tab/><text:tab/><text:tab/>Répertorier les ceps ou vigne mûre</text:p>
      <text:p text:style-name="Standard"><text:tab/><text:tab/><text:tab/><text:tab/></text:p>
      <text:p text:style-name="Standard"/>
      <text:p text:style-name="Standard">écrasement =&gt; écraseur-équeteur mécanique</text:p>
      <text:p text:style-name="Standard">séparation peau grains jus</text:p>
      <text:p text:style-name="Standard">séparation jus =&gt; pressage ou jus d'écoumement libre (moût)</text:p>
      <text:p text:style-name="Standard">fermentation =&gt; contrôle si assez de levures, si pas de micro-organismes in désirables, si niveau alcool ok, si peaux flottantes ok. Type de levures utilisées.</text:p>
      <text:p text:style-name="Standard">Clarification =&gt; suppression particules en suspension</text:p>
      <text:p text:style-name="Standard">affinage</text:p>
      <text:p text:style-name="Standard">filtration</text:p>
      <text:p text:style-name="Standard">centrifugation</text:p>
      <text:p text:style-name="Standard">réfrigération</text:p>
      <text:p text:style-name="Standard"/>
      <text:p text:style-name="Standard"/>
      <text:p text:style-name="Standard">à chaque étape :</text:p>
      <text:p text:style-name="Standard">=&gt; calendrier</text:p>
      <text:p text:style-name="Standard">=&gt; durée</text:p>
      <text:p text:style-name="Standard">=&gt; produits utilisés</text:p>
      <text:p text:style-name="Standard">=&gt; matériel utilisé</text:p>
      <text:p text:style-name="Standard">=&gt; main d’œuvre</text:p>
      <text:p text:style-name="Standard"/>
      <text:p text:style-name="Standard">question plus générale :</text:p>
      <text:p text:style-name="Standard">=&gt; gestion des bouteilles : où les stocker vous avant ? après</text:p>
      <text:p text:style-name="Standard">=&gt; outil informatique personnel : notez-vous quelque part vos activités et les chiffres qui y sont liés ?</text:p>
      <text:p text:style-name="Standard">=&gt; quel entretien du matériel ?</text:p>
      <text:p text:style-name="Standard"/>
      <text:p text:style-name="Standard"/>
      <text:p text:style-name="Standard">Fonctionnalités SI:</text:p>
      <text:p text:style-name="Standard"/>
      <text:list xml:id="list1370992121" text:style-name="L1">
        <text:list-item>
          <text:p text:style-name="P1">recensement de toutes les opérations culturales et phytosanitaires réalisées sur le vignoble ;</text:p>
        </text:list-item>
        <text:list-item>
          <text:p text:style-name="P1">suivi de maturité, des stades phénologiques, des maladies, des analyses de terre, de pétioles... ;</text:p>
        </text:list-item>
        <text:list-item>
          <text:p text:style-name="P1">gestion des apports de vendange et analyse des rendements ;</text:p>
        </text:list-item>
        <text:list-item>
          <text:p text:style-name="P1">aide au suivi des cahiers des charges de production raisonnée ; </text:p>
        </text:list-item>
        <text:list-item>
          <text:p text:style-name="P1">suivi des différents essais sur le vignoble ;</text:p>
        </text:list-item>
        <text:list-item>
          <text:p text:style-name="P1">gestion des stocks de produits (phytosanitaires, herbicides et fumures, …) ;</text:p>
        </text:list-item>
        <text:list-item>
          <text:p text:style-name="P1">gestion du prévisionnel, ordres de travail ;</text:p>
        </text:list-item>
        <text:list-item>
          <text:p text:style-name="P1">gestion sécurisée des profils utilisateurs (droits d’accès) 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TSI </meta:initial-creator>
    <meta:creation-date>2015-11-27T10:47:06</meta:creation-date>
    <dc:date>2015-11-27T15:52:32</dc:date>
    <dc:creator>GTSI </dc:creator>
    <meta:editing-duration>PT4H38M52S</meta:editing-duration>
    <meta:editing-cycles>16</meta:editing-cycles>
    <meta:generator>LibreOffice/3.5$Linux_X86_64 LibreOffice_project/350m1$Build-2</meta:generator>
    <meta:document-statistic meta:table-count="0" meta:image-count="0" meta:object-count="0" meta:page-count="1" meta:paragraph-count="34" meta:word-count="260" meta:character-count="1590" meta:non-whitespace-character-count="1362"/>
  </office:meta>
</office:document-meta>
</file>